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1_20_Without_20_Numbering" style:master-page-name="Appendix">
      <style:paragraph-properties style:page-number="auto"/>
    </style:style>
    <style:style style:name="P2" style:family="paragraph">
      <style:paragraph-properties fo:text-align="center"/>
      <style:text-properties fo:font-size="18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2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2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list xml:id="list2222816831973044242" text:style-name="Appendix_20_Numbering">
        <text:list-item>
          <text:p text:style-name="P1">XML Schema for orm.xml</text:p>
        </text:list-item>
      </text:list>
      <text:p text:style-name="code">&lt;?xml version=”1.0” encoding=”UTF-8”?&gt;</text:p>
      <text:p text:style-name="code">&lt;xs:schema targetNamespace=”http://xmlns.jcp.org/xml/ns/jdo/orm”</text:p>
      <text:p text:style-name="code">           xmlns=”http://xmlns.jcp.org/xml/ns/jdo/orm”</text:p>
      <text:p text:style-name="code">           xmlns:xs=”http://www.w3.org/2001/XMLSchema”</text:p>
      <text:p text:style-name="code">           version=”3.2”&gt;</text:p>
      <text:p text:style-name="code">    &lt;xs:element name=”orm”&gt;</text:p>
      <text:p text:style-name="code">        &lt;xs:complexType&gt;</text:p>
      <text:p text:style-name="code">            &lt;xs:choice maxOccurs=”unbounded”&gt;</text:p>
      <text:p text:style-name="code">                &lt;xs:element ref=”extension”/&gt;</text:p>
      <text:p text:style-name="code">                &lt;xs:element ref=”package”/&gt;</text:p>
      <text:p text:style-name="code">                &lt;xs:element ref=”query”/&gt;</text:p>
      <text:p text:style-name="code">            &lt;/xs:choice&gt;</text:p>
      <text:p text:style-name="code">            &lt;xs:attributeGroup ref=”attlist.orm”/&gt;</text:p>
      <text:p text:style-name="code">        &lt;/xs:complexType&gt;</text:p>
      <text:p text:style-name="code">    &lt;/xs:element&gt;</text:p>
      <text:p text:style-name="code">    &lt;xs:attributeGroup name=”attlist.orm”&gt;</text:p>
      <text:p text:style-name="code">        &lt;xs:attribute name=”catalog”/&gt;</text:p>
      <text:p text:style-name="code">        &lt;xs:attribute name=”schema”/&gt;</text:p>
      <text:p text:style-name="code">    &lt;/xs:attributeGroup&gt;</text:p>
      <text:p text:style-name="code">    &lt;xs:element name=”package”&gt;</text:p>
      <text:p text:style-name="code">        &lt;xs:complexType&gt;</text:p>
      <text:p text:style-name="code">            &lt;xs:choice maxOccurs=”unbounded”&gt;</text:p>
      <text:p text:style-name="code">                &lt;xs:element ref=”extension”/&gt;</text:p>
      <text:p text:style-name="code">                &lt;xs:element ref=”interface”/&gt;</text:p>
      <text:p text:style-name="code">                &lt;xs:element ref=”class”/&gt;</text:p>
      <text:p text:style-name="code">                &lt;xs:element ref=”sequence”/&gt;</text:p>
      <text:p text:style-name="code">            &lt;/xs:choice&gt;</text:p>
      <text:p text:style-name="code">            &lt;xs:attributeGroup ref=”attlist.package”/&gt;</text:p>
      <text:p text:style-name="code">        &lt;/xs:complexType&gt;</text:p>
      <text:p text:style-name="code">    &lt;/xs:element&gt;</text:p>
      <text:p text:style-name="code">    &lt;xs:attributeGroup name=”attlist.package”&gt;</text:p>
      <text:p text:style-name="code">        &lt;xs:attribute name=”name” default=””/&gt;</text:p>
      <text:p text:style-name="code">        &lt;xs:attribute name=”catalog”/&gt;</text:p>
      <text:p text:style-name="code">        &lt;xs:attribute name=”schema”/&gt;</text:p>
      <text:p text:style-name="code">    &lt;/xs:attributeGroup&gt;</text:p>
      <text:p text:style-name="code">    &lt;xs:element name=”interface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datastore-identity</text:p>
      <text:p text:style-name="code">                    - primary-key</text:p>
      <text:p text:style-name="code">                    - inheritance</text:p>
      <text:p text:style-name="code">                    - version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datastore-identity”/&gt;</text:p>
      <text:p text:style-name="code">                &lt;xs:element ref=”primary-key”/&gt;</text:p>
      <text:p text:style-name="code">                &lt;xs:element ref=”inheritance”/&gt;</text:p>
      <text:p text:style-name="code">                &lt;xs:element ref=”version”/&gt;</text:p>
      <text:p text:style-name="code">                &lt;xs:element ref=”join”/&gt;</text:p>
      <text:p text:style-name="code">                &lt;xs:element ref=”foreign-key”/&gt;</text:p>
      <text:p text:style-name="code"><text:soft-page-break/>                &lt;xs:element ref=”index”/&gt;</text:p>
      <text:p text:style-name="code">                &lt;xs:element ref=”unique”/&gt;</text:p>
      <text:p text:style-name="code">                &lt;xs:element ref=”property”/&gt;</text:p>
      <text:p text:style-name="code">                &lt;xs:element ref=”query”/&gt;</text:p>
      <text:p text:style-name="code">            &lt;/xs:choice&gt;</text:p>
      <text:p text:style-name="code">            &lt;xs:attributeGroup ref=”attlist.interface”/&gt;</text:p>
      <text:p text:style-name="code">        &lt;/xs:complexType&gt;</text:p>
      <text:p text:style-name="code">    &lt;/xs:element&gt;</text:p>
      <text:p text:style-name="code">    &lt;xs:attributeGroup name=”attlist.interface”&gt;</text:p>
      <text:p text:style-name="code">        &lt;xs:attribute name=”name” use=”required”/&gt;</text:p>
      <text:p text:style-name="code">        &lt;xs:attribute name=”table”/&gt;</text:p>
      <text:p text:style-name="code">        &lt;xs:attribute name=”catalog”/&gt;</text:p>
      <text:p text:style-name="code">        &lt;xs:attribute name=”schema”/&gt;</text:p>
      <text:p text:style-name="code">    &lt;/xs:attributeGroup&gt;</text:p>
      <text:p text:style-name="code">    &lt;xs:element name=”property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join</text:p>
      <text:p text:style-name="code">                    - embedded</text:p>
      <text:p text:style-name="code">                    - key</text:p>
      <text:p text:style-name="code">                    - value</text:p>
      <text:p text:style-name="code">                    - order</text:p>
      <text:p text:style-name="code">                    - foreign-key</text:p>
      <text:p text:style-name="code">                    - index</text:p>
      <text:p text:style-name="code">                    - unique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join”/&gt;</text:p>
      <text:p text:style-name="code">                &lt;xs:element ref=”embedded”/&gt;</text:p>
      <text:p text:style-name="code">                &lt;xs:element ref=”element”/&gt;</text:p>
      <text:p text:style-name="code">                &lt;xs:element ref=”key”/&gt;</text:p>
      <text:p text:style-name="code">                &lt;xs:element ref=”value”/&gt;</text:p>
      <text:p text:style-name="code">                &lt;xs:element ref=”order”/&gt;</text:p>
      <text:p text:style-name="code">                &lt;xs:element ref=”column”/&gt;</text:p>
      <text:p text:style-name="code">                &lt;xs:element ref=”foreign-key”/&gt;</text:p>
      <text:p text:style-name="code">                &lt;xs:element ref=”index”/&gt;</text:p>
      <text:p text:style-name="code">                &lt;xs:element ref=”unique”/&gt;</text:p>
      <text:p text:style-name="code">            &lt;/xs:choice&gt;</text:p>
      <text:p text:style-name="code">            &lt;xs:attributeGroup ref=”attlist.property”/&gt;</text:p>
      <text:p text:style-name="code">        &lt;/xs:complexType&gt;</text:p>
      <text:p text:style-name="code">    &lt;/xs:element&gt;</text:p>
      <text:p text:style-name="code">    &lt;xs:attributeGroup name=”attlist.property”&gt;</text:p>
      <text:p text:style-name="code">        &lt;xs:attribute name=”name” use=”required”/&gt;</text:p>
      <text:p text:style-name="code">        &lt;xs:attribute name=”value-strategy”/&gt;</text:p>
      <text:p text:style-name="code">        &lt;xs:attribute name=”sequence”/&gt;</text:p>
      <text:p text:style-name="code">        &lt;xs:attribute name=”serializ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        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<text:soft-page-break/>        &lt;xs:attribute name=”table”/&gt;</text:p>
      <text:p text:style-name="code">        &lt;xs:attribute name=”column”/&gt;</text:p>
      <text:p text:style-name="code">        &lt;xs:attribute name=”delete-action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index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     &lt;xs:enumeration value=”uniqu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niqu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mapped-by”/&gt;</text:p>
      <text:p text:style-name="code">        &lt;xs:attribute name=”recursion-depth”/&gt;</text:p>
      <text:p text:style-name="code">        &lt;xs:attribute name=”field-name”/&gt;</text:p>
      <text:p text:style-name="code">    &lt;/xs:attributeGroup&gt;</text:p>
      <text:p text:style-name="code">    &lt;xs:element name=”class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datastore-identity</text:p>
      <text:p text:style-name="code">                    - primary-key</text:p>
      <text:p text:style-name="code">                    - inheritance</text:p>
      <text:p text:style-name="code">                    - version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datastore-identity”/&gt;</text:p>
      <text:p text:style-name="code">                &lt;xs:element ref=”primary-key”/&gt;</text:p>
      <text:p text:style-name="code">                &lt;xs:element ref=”inheritance”/&gt;</text:p>
      <text:p text:style-name="code">                &lt;xs:element ref=”version”/&gt;</text:p>
      <text:p text:style-name="code">                &lt;xs:element ref=”join”/&gt;</text:p>
      <text:p text:style-name="code">                &lt;xs:element ref=”foreign-key”/&gt;</text:p>
      <text:p text:style-name="code">                &lt;xs:element ref=”index”/&gt;</text:p>
      <text:p text:style-name="code">                &lt;xs:element ref=”unique”/&gt;</text:p>
      <text:p text:style-name="code">                &lt;xs:element ref=”column”/&gt;</text:p>
      <text:p text:style-name="code">                &lt;xs:element ref=”field”/&gt;</text:p>
      <text:p text:style-name="code"><text:soft-page-break/>                &lt;xs:element ref=”property”/&gt;</text:p>
      <text:p text:style-name="code">                &lt;xs:element ref=”query”/&gt;</text:p>
      <text:p text:style-name="code">            &lt;/xs:choice&gt;</text:p>
      <text:p text:style-name="code">            &lt;xs:attributeGroup ref=”attlist.class”/&gt;</text:p>
      <text:p text:style-name="code">        &lt;/xs:complexType&gt;</text:p>
      <text:p text:style-name="code">    &lt;/xs:element&gt;</text:p>
      <text:p text:style-name="code">    &lt;xs:attributeGroup name=”attlist.class”&gt;</text:p>
      <text:p text:style-name="code">        &lt;xs:attribute name=”name” use=”required”/&gt;</text:p>
      <text:p text:style-name="code">        &lt;xs:attribute name=”table”/&gt;</text:p>
      <text:p text:style-name="code">        &lt;xs:attribute name=”catalog”/&gt;</text:p>
      <text:p text:style-name="code">        &lt;xs:attribute name=”schema”/&gt;</text:p>
      <text:p text:style-name="code">    &lt;/xs:attributeGroup&gt;</text:p>
      <text:p text:style-name="code">    &lt;xs:element name=”primary-key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element ref=”extension”/&gt;</text:p>
      <text:p text:style-name="code">                &lt;xs:element ref=”column”/&gt;</text:p>
      <text:p text:style-name="code">            &lt;/xs:choice&gt;</text:p>
      <text:p text:style-name="code">            &lt;xs:attributeGroup ref=”attlist.primary-key”/&gt;</text:p>
      <text:p text:style-name="code">        &lt;/xs:complexType&gt;</text:p>
      <text:p text:style-name="code">    &lt;/xs:element&gt;</text:p>
      <text:p text:style-name="code">    &lt;xs:attributeGroup name=”attlist.primary-key”&gt;</text:p>
      <text:p text:style-name="code">        &lt;xs:attribute name=”name”/&gt;</text:p>
      <text:p text:style-name="code">        &lt;xs:attribute name=”column”/&gt;</text:p>
      <text:p text:style-name="code">    &lt;/xs:attributeGroup&gt;</text:p>
      <text:p text:style-name="code">    &lt;xs:element name=”join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primary-key</text:p>
      <text:p text:style-name="code">                    - foreign-key</text:p>
      <text:p text:style-name="code">                    - index</text:p>
      <text:p text:style-name="code">                    - unique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primary-key”/&gt;</text:p>
      <text:p text:style-name="code">                &lt;xs:element ref=”column”/&gt;</text:p>
      <text:p text:style-name="code">                &lt;xs:element ref=”foreign-key”/&gt;</text:p>
      <text:p text:style-name="code">                &lt;xs:element ref=”index”/&gt;</text:p>
      <text:p text:style-name="code">                &lt;xs:element ref=”unique”/&gt;</text:p>
      <text:p text:style-name="code">            &lt;/xs:choice&gt;</text:p>
      <text:p text:style-name="code">            &lt;xs:attributeGroup ref=”attlist.join”/&gt;</text:p>
      <text:p text:style-name="code">        &lt;/xs:complexType&gt;</text:p>
      <text:p text:style-name="code">    &lt;/xs:element&gt;</text:p>
      <text:p text:style-name="code">    &lt;xs:attributeGroup name=”attlist.join”&gt;</text:p>
      <text:p text:style-name="code">        &lt;xs:attribute name=”table”/&gt;</text:p>
      <text:p text:style-name="code">        &lt;xs:attribute name=”column”/&gt;</text:p>
      <text:p text:style-name="code">        &lt;xs:attribute name=”outer” default=”fals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<text:soft-page-break/>        &lt;/xs:attribute&gt;</text:p>
      <text:p text:style-name="code">        &lt;xs:attribute name=”delete-action”&gt;</text:p>
      <text:p text:style-name="code">            &lt;xs:simpleType&gt;</text:p>
      <text:p text:style-name="code">                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indexed”&gt;</text:p>
      <text:p text:style-name="code">            &lt;xs:simpleType&gt;</text:p>
      <text:p text:style-name="code">                &lt;xs:restriction base=”xs:token”&gt;</text:p>
      <text:p text:style-name="code">                    &lt;xs:enumeration value=”true”/&gt;</text:p>
      <text:p text:style-name="code">                    &lt;xs:enumeration value=”false”/&gt;</text:p>
      <text:p text:style-name="code">                    &lt;xs:enumeration value=”uniqu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niqu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 &lt;/xs:attributeGroup&gt;</text:p>
      <text:p text:style-name="code">    &lt;xs:element name=”version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index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column”/&gt;</text:p>
      <text:p text:style-name="code">                &lt;xs:element ref=”index”/&gt;</text:p>
      <text:p text:style-name="code">            &lt;/xs:choice&gt;</text:p>
      <text:p text:style-name="code">            &lt;xs:attributeGroup ref=”attlist.version”/&gt;</text:p>
      <text:p text:style-name="code">        &lt;/xs:complexType&gt;</text:p>
      <text:p text:style-name="code">    &lt;/xs:element&gt;</text:p>
      <text:p text:style-name="code">    &lt;xs:attributeGroup name=”attlist.version”&gt;</text:p>
      <text:p text:style-name="code">        &lt;xs:attribute name=”strategy”/&gt;</text:p>
      <text:p text:style-name="code">        &lt;xs:attribute name=”column”/&gt;</text:p>
      <text:p text:style-name="code">        &lt;xs:attribute name=”index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     &lt;xs:enumeration value=”unique”/&gt;</text:p>
      <text:p text:style-name="code">                &lt;/xs:restriction&gt;</text:p>
      <text:p text:style-name="code">            &lt;/xs:simpleType&gt;</text:p>
      <text:p text:style-name="code"><text:soft-page-break/>        &lt;/xs:attribute&gt;</text:p>
      <text:p text:style-name="code">    &lt;/xs:attributeGroup&gt;</text:p>
      <text:p text:style-name="code">    &lt;xs:element name=”datastore-identity”&gt;</text:p>
      <text:p text:style-name="code">        &lt;xs:complexType&gt;</text:p>
      <text:p text:style-name="code">            &lt;xs:choice minOccurs=”0” maxOccurs=”unbounded”&gt;</text:p>
      <text:p text:style-name="code">                &lt;xs:element ref=”extension”/&gt;</text:p>
      <text:p text:style-name="code">                &lt;xs:element ref=”column”/&gt;</text:p>
      <text:p text:style-name="code">            &lt;/xs:choice&gt;</text:p>
      <text:p text:style-name="code">            &lt;xs:attributeGroup ref=”attlist.datastore-identity”/&gt;</text:p>
      <text:p text:style-name="code">        &lt;/xs:complexType&gt;</text:p>
      <text:p text:style-name="code">    &lt;/xs:element&gt;</text:p>
      <text:p text:style-name="code">    &lt;xs:attributeGroup name=”attlist.datastore-identity”&gt;</text:p>
      <text:p text:style-name="code">        &lt;xs:attribute name=”column”/&gt;</text:p>
      <text:p text:style-name="code">        &lt;xs:attribute name=”strategy” default=”native”/&gt;</text:p>
      <text:p text:style-name="code">        &lt;xs:attribute name=”sequence”/&gt;</text:p>
      <text:p text:style-name="code">    &lt;/xs:attributeGroup&gt;</text:p>
      <text:p text:style-name="code">    &lt;xs:element name=”implements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element ref=”extension”/&gt;</text:p>
      <text:p text:style-name="code">                &lt;xs:element ref=”property”/&gt;</text:p>
      <text:p text:style-name="code">            &lt;/xs:choice&gt;</text:p>
      <text:p text:style-name="code">            &lt;xs:attributeGroup ref=”attlist.implements”/&gt;</text:p>
      <text:p text:style-name="code">        &lt;/xs:complexType&gt;</text:p>
      <text:p text:style-name="code">    &lt;/xs:element&gt;</text:p>
      <text:p text:style-name="code">    &lt;xs:attributeGroup name=”attlist.implements”&gt;</text:p>
      <text:p text:style-name="code">        &lt;xs:attribute name=”name” use=”required”/&gt;</text:p>
      <text:p text:style-name="code">    &lt;/xs:attributeGroup&gt;</text:p>
      <text:p text:style-name="code">    &lt;xs:element name=”inheritance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join</text:p>
      <text:p text:style-name="code">                    - discriminator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join”/&gt;</text:p>
      <text:p text:style-name="code">                &lt;xs:element ref=”discriminator”/&gt;</text:p>
      <text:p text:style-name="code">            &lt;/xs:choice&gt;</text:p>
      <text:p text:style-name="code">            &lt;xs:attributeGroup ref=”attlist.inheritance”/&gt;</text:p>
      <text:p text:style-name="code">        &lt;/xs:complexType&gt;</text:p>
      <text:p text:style-name="code">    &lt;/xs:element&gt;</text:p>
      <text:p text:style-name="code">    &lt;xs:attributeGroup name=”attlist.inheritance”&gt;</text:p>
      <text:p text:style-name="code">        &lt;xs:attribute name=”strategy”/&gt;</text:p>
      <text:p text:style-name="code">    &lt;/xs:attributeGroup&gt;</text:p>
      <text:p text:style-name="code">    &lt;xs:element name=”discriminator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            - index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<text:soft-page-break/>                &lt;xs:element ref=”column”/&gt;</text:p>
      <text:p text:style-name="code">                &lt;xs:element ref=”index”/&gt;</text:p>
      <text:p text:style-name="code">            &lt;/xs:choice&gt;</text:p>
      <text:p text:style-name="code">            &lt;xs:attributeGroup ref=”attlist.discriminator”/&gt;</text:p>
      <text:p text:style-name="code">        &lt;/xs:complexType&gt;</text:p>
      <text:p text:style-name="code">    &lt;/xs:element&gt;</text:p>
      <text:p text:style-name="code">    &lt;xs:attributeGroup name=”attlist.discriminator”&gt;</text:p>
      <text:p text:style-name="code">        &lt;xs:attribute name=”column”/&gt;</text:p>
      <text:p text:style-name="code">        &lt;xs:attribute name=”value”/&gt;</text:p>
      <text:p text:style-name="code">        &lt;xs:attribute name=”strategy”/&gt;</text:p>
      <text:p text:style-name="code">        &lt;xs:attribute name=”index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     &lt;xs:enumeration value=”uniqu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 &lt;/xs:attributeGroup&gt;</text:p>
      <text:p text:style-name="code">    &lt;xs:element name=”column”&gt;</text:p>
      <text:p text:style-name="code">        &lt;xs:complexType&gt;</text:p>
      <text:p text:style-name="code">            &lt;xs:sequence&gt;</text:p>
      <text:p text:style-name="code">                &lt;xs:element minOccurs=”0” maxOccurs=”unbounded” ref=”extension”/&gt;</text:p>
      <text:p text:style-name="code">            &lt;/xs:sequence&gt;</text:p>
      <text:p text:style-name="code">            &lt;xs:attributeGroup ref=”attlist.column”/&gt;</text:p>
      <text:p text:style-name="code">        &lt;/xs:complexType&gt;</text:p>
      <text:p text:style-name="code">    &lt;/xs:element&gt;</text:p>
      <text:p text:style-name="code">    &lt;xs:attributeGroup name=”attlist.column”&gt;</text:p>
      <text:p text:style-name="code">        &lt;xs:attribute name=”name”/&gt;</text:p>
      <text:p text:style-name="code">        &lt;xs:attribute name=”target”/&gt;</text:p>
      <text:p text:style-name="code">        &lt;xs:attribute name=”target-field”/&gt;</text:p>
      <text:p text:style-name="code">        &lt;xs:attribute name=”jdbc-type”/&gt;</text:p>
      <text:p text:style-name="code">        &lt;xs:attribute name=”sql-type”/&gt;</text:p>
      <text:p text:style-name="code">        &lt;xs:attribute name=”length”/&gt;</text:p>
      <text:p text:style-name="code">        &lt;xs:attribute name=”scale”/&gt;</text:p>
      <text:p text:style-name="code">        &lt;xs:attribute name=”allows-null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default-value”/&gt;</text:p>
      <text:p text:style-name="code">        &lt;xs:attribute name=”insert-value”/&gt;</text:p>
      <text:p text:style-name="code">    &lt;/xs:attributeGroup&gt;</text:p>
      <text:p text:style-name="code">    &lt;xs:element name=”field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     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join</text:p>
      <text:p text:style-name="code">                    - embedded</text:p>
      <text:p text:style-name="code">                    - key</text:p>
      <text:p text:style-name="code"><text:soft-page-break/>                    - value</text:p>
      <text:p text:style-name="code">                    - order</text:p>
      <text:p text:style-name="code">                    - foreign-key</text:p>
      <text:p text:style-name="code">                    - index</text:p>
      <text:p text:style-name="code">                    - unique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join”/&gt;</text:p>
      <text:p text:style-name="code">                &lt;xs:element ref=”embedded”/&gt;</text:p>
      <text:p text:style-name="code">                &lt;xs:element ref=”element”/&gt;</text:p>
      <text:p text:style-name="code">                &lt;xs:element ref=”key”/&gt;</text:p>
      <text:p text:style-name="code">                &lt;xs:element ref=”value”/&gt;</text:p>
      <text:p text:style-name="code">                &lt;xs:element ref=”order”/&gt;</text:p>
      <text:p text:style-name="code">                &lt;xs:element ref=”column”/&gt;</text:p>
      <text:p text:style-name="code">                &lt;xs:element ref=”foreign-key”/&gt;</text:p>
      <text:p text:style-name="code">                &lt;xs:element ref=”index”/&gt;</text:p>
      <text:p text:style-name="code">                &lt;xs:element ref=”unique”/&gt;</text:p>
      <text:p text:style-name="code">            &lt;/xs:choice&gt;</text:p>
      <text:p text:style-name="code">            &lt;xs:attributeGroup ref=”attlist.field”/&gt;</text:p>
      <text:p text:style-name="code">        &lt;/xs:complexType&gt;</text:p>
      <text:p text:style-name="code">    &lt;/xs:element&gt;</text:p>
      <text:p text:style-name="code">    &lt;xs:attributeGroup name=”attlist.field”&gt;</text:p>
      <text:p text:style-name="code">        &lt;xs:attribute name=”name” use=”required”/&gt;</text:p>
      <text:p text:style-name="code">        &lt;xs:attribute name=”table”/&gt;</text:p>
      <text:p text:style-name="code">        &lt;xs:attribute name=”column”/&gt;</text:p>
      <text:p text:style-name="code">        &lt;xs:attribute name=”value-strategy”/&gt;</text:p>
      <text:p text:style-name="code">        &lt;xs:attribute name=”delete-action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index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     &lt;xs:enumeration value=”uniqu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niqu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sequence”/&gt;</text:p>
      <text:p text:style-name="code">        &lt;xs:attribute name=”mapped-by”/&gt;</text:p>
      <text:p text:style-name="code"><text:soft-page-break/>    &lt;/xs:attributeGroup&gt;</text:p>
      <text:p text:style-name="code">    &lt;xs:element name=”foreign-key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the choice of columns, fields and properties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choice minOccurs=”0” maxOccurs=”1”&gt;</text:p>
      <text:p text:style-name="code">                    &lt;xs:element minOccurs=”0” maxOccurs=”unbounded” ref=”column”/&gt;</text:p>
      <text:p text:style-name="code">                    &lt;xs:element minOccurs=”0” maxOccurs=”unbounded” ref=”field”/&gt;</text:p>
      <text:p text:style-name="code">                    &lt;xs:element minOccurs=”0” maxOccurs=”unbounded” ref=”property”/&gt;</text:p>
      <text:p text:style-name="code">                &lt;/xs:choice&gt;</text:p>
      <text:p text:style-name="code">            &lt;/xs:choice&gt;</text:p>
      <text:p text:style-name="code">            &lt;xs:attributeGroup ref=”attlist.foreign-key”/&gt;</text:p>
      <text:p text:style-name="code">        &lt;/xs:complexType&gt;</text:p>
      <text:p text:style-name="code">    &lt;/xs:element&gt;</text:p>
      <text:p text:style-name="code">    &lt;xs:attributeGroup name=”attlist.foreign-key”&gt;</text:p>
      <text:p text:style-name="code">        &lt;xs:attribute name=”table”/&gt;</text:p>
      <text:p text:style-name="code">        &lt;xs:attribute name=”deferr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delete-action” default=”restrict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pdate-action” default=”restrict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nique”&gt;</text:p>
      <text:p text:style-name="code">            &lt;xs:simpleType&gt;</text:p>
      <text:p text:style-name="code">                &lt;xs:restriction base=”xs:token”&gt;</text:p>
      <text:p text:style-name="code"><text:soft-page-break/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name”/&gt;</text:p>
      <text:p text:style-name="code">    &lt;/xs:attributeGroup&gt;</text:p>
      <text:p text:style-name="code">    &lt;xs:element name=”key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   Please note, </text:p>
      <text:p text:style-name="code">                    the following subelements must not occur more than once:</text:p>
      <text:p text:style-name="code">                    - embedded</text:p>
      <text:p text:style-name="code">                    - foreign-key</text:p>
      <text:p text:style-name="code">                    - index</text:p>
      <text:p text:style-name="code">                    - unique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embedded”/&gt;</text:p>
      <text:p text:style-name="code">                &lt;xs:element ref=”column”/&gt;</text:p>
      <text:p text:style-name="code">                &lt;xs:element ref=”foreign-key”/&gt;</text:p>
      <text:p text:style-name="code">                &lt;xs:element ref=”index”/&gt;</text:p>
      <text:p text:style-name="code">                &lt;xs:element ref=”unique”/&gt;</text:p>
      <text:p text:style-name="code">            &lt;/xs:choice&gt;</text:p>
      <text:p text:style-name="code">            &lt;xs:attributeGroup ref=”attlist.key”/&gt;</text:p>
      <text:p text:style-name="code">        &lt;/xs:complexType&gt;</text:p>
      <text:p text:style-name="code">    &lt;/xs:element&gt;</text:p>
      <text:p text:style-name="code">    &lt;xs:attributeGroup name=”attlist.key”&gt;</text:p>
      <text:p text:style-name="code">        &lt;xs:attribute name=”column”/&gt;</text:p>
      <text:p text:style-name="code">        &lt;xs:attribute name=”table”/&gt;</text:p>
      <text:p text:style-name="code">        &lt;xs:attribute name=”delete-action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    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pdate-action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indexed”&gt;</text:p>
      <text:p text:style-name="code">            &lt;xs:simpleType&gt;</text:p>
      <text:p text:style-name="code">                &lt;xs:restriction base=”xs:token”&gt;</text:p>
      <text:p text:style-name="code"><text:soft-page-break/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     &lt;xs:enumeration value=”uniqu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niqu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mapped-by”/&gt;</text:p>
      <text:p text:style-name="code">    &lt;/xs:attributeGroup&gt;</text:p>
      <text:p text:style-name="code">    &lt;xs:element name=”value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embedded</text:p>
      <text:p text:style-name="code">                    - foreign-key</text:p>
      <text:p text:style-name="code">                    - index</text:p>
      <text:p text:style-name="code">                    - unique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embedded”/&gt;</text:p>
      <text:p text:style-name="code">                &lt;xs:element ref=”column”/&gt;</text:p>
      <text:p text:style-name="code">                &lt;xs:element ref=”foreign-key”/&gt;</text:p>
      <text:p text:style-name="code">                &lt;xs:element ref=”index”/&gt;</text:p>
      <text:p text:style-name="code">                &lt;xs:element ref=”unique”/&gt;</text:p>
      <text:p text:style-name="code">            &lt;/xs:choice&gt;</text:p>
      <text:p text:style-name="code">            &lt;xs:attributeGroup ref=”attlist.value”/&gt;</text:p>
      <text:p text:style-name="code">        &lt;/xs:complexType&gt;</text:p>
      <text:p text:style-name="code">    &lt;/xs:element&gt;</text:p>
      <text:p text:style-name="code">    &lt;xs:attributeGroup name=”attlist.value”&gt;</text:p>
      <text:p text:style-name="code">        &lt;xs:attribute name=”column”/&gt;</text:p>
      <text:p text:style-name="code">        &lt;xs:attribute name=”table”/&gt;</text:p>
      <text:p text:style-name="code">        &lt;xs:attribute name=”delete-action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pdate-action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           &lt;xs:enumeration value=”cascade”/&gt;</text:p>
      <text:p text:style-name="code"><text:soft-page-break/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index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              &lt;xs:enumeration value=”uniqu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niqu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            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mapped-by”/&gt;</text:p>
      <text:p text:style-name="code">    &lt;/xs:attributeGroup&gt;</text:p>
      <text:p text:style-name="code">    &lt;xs:element name=”element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embedded</text:p>
      <text:p text:style-name="code">                    - foreign-key</text:p>
      <text:p text:style-name="code">                    - index</text:p>
      <text:p text:style-name="code">                    - unique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element ref=”embedded”/&gt;</text:p>
      <text:p text:style-name="code">                &lt;xs:element ref=”column”/&gt;</text:p>
      <text:p text:style-name="code">                &lt;xs:element ref=”foreign-key”/&gt;</text:p>
      <text:p text:style-name="code">                &lt;xs:element ref=”index”/&gt;</text:p>
      <text:p text:style-name="code">                &lt;xs:element ref=”unique”/&gt;</text:p>
      <text:p text:style-name="code">            &lt;/xs:choice&gt;</text:p>
      <text:p text:style-name="code">            &lt;xs:attributeGroup ref=”attlist.element”/&gt;</text:p>
      <text:p text:style-name="code">        &lt;/xs:complexType&gt;</text:p>
      <text:p text:style-name="code">    &lt;/xs:element&gt;</text:p>
      <text:p text:style-name="code">    &lt;xs:attributeGroup name=”attlist.element”&gt;</text:p>
      <text:p text:style-name="code">        &lt;xs:attribute name=”column”/&gt;</text:p>
      <text:p text:style-name="code">        &lt;xs:attribute name=”table”/&gt;</text:p>
      <text:p text:style-name="code">        &lt;xs:attribute name=”delete-action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<text:soft-page-break/>                    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pdate-action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restrict”/&gt;</text:p>
      <text:p text:style-name="code">                    &lt;xs:enumeration value=”cascade”/&gt;</text:p>
      <text:p text:style-name="code">                    &lt;xs:enumeration value=”null”/&gt;</text:p>
      <text:p text:style-name="code">                    &lt;xs:enumeration value=”default”/&gt;</text:p>
      <text:p text:style-name="code">                    &lt;xs:enumeration value=”non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index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     &lt;xs:enumeration value=”uniqu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niqu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mapped-by”/&gt;</text:p>
      <text:p text:style-name="code">    &lt;/xs:attributeGroup&gt;</text:p>
      <text:p text:style-name="code">    &lt;xs:element name=”order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index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            &lt;xs:element ref=”column”/&gt;</text:p>
      <text:p text:style-name="code">                &lt;xs:element ref=”index”/&gt;</text:p>
      <text:p text:style-name="code">            &lt;/xs:choice&gt;</text:p>
      <text:p text:style-name="code">            &lt;xs:attributeGroup ref=”attlist.order”/&gt;</text:p>
      <text:p text:style-name="code">        &lt;/xs:complexType&gt;</text:p>
      <text:p text:style-name="code">    &lt;/xs:element&gt;</text:p>
      <text:p text:style-name="code">    &lt;xs:attributeGroup name=”attlist.order”&gt;</text:p>
      <text:p text:style-name="code">        &lt;xs:attribute name=”column”/&gt;</text:p>
      <text:p text:style-name="code">        &lt;xs:attribute name=”mapped-by”/&gt;</text:p>
      <text:p text:style-name="code">    &lt;/xs:attributeGroup&gt;</text:p>
      <text:p text:style-name="code">    &lt;xs:element name=”embedded”&gt;</text:p>
      <text:p text:style-name="code">        &lt;xs:complexType&gt;</text:p>
      <text:p text:style-name="code">            &lt;xs:choice minOccurs=”0” maxOccurs=”unbounded”&gt;</text:p>
      <text:p text:style-name="code"><text:soft-page-break/>                &lt;xs:element ref=”extension”/&gt;</text:p>
      <text:p text:style-name="code">                &lt;xs:element ref=”field”/&gt;</text:p>
      <text:p text:style-name="code">                &lt;xs:element ref=”property”/&gt;</text:p>
      <text:p text:style-name="code">            &lt;/xs:choice&gt;</text:p>
      <text:p text:style-name="code">            &lt;xs:attributeGroup ref=”attlist.embedded”/&gt;</text:p>
      <text:p text:style-name="code">        &lt;/xs:complexType&gt;</text:p>
      <text:p text:style-name="code">    &lt;/xs:element&gt;</text:p>
      <text:p text:style-name="code">    &lt;xs:attributeGroup name=”attlist.embedded”&gt;</text:p>
      <text:p text:style-name="code">        &lt;xs:attribute name=”owner-field”/&gt;</text:p>
      <text:p text:style-name="code">        &lt;xs:attribute name=”null-indicator-column”/&gt;</text:p>
      <text:p text:style-name="code">        &lt;xs:attribute name=”null-indicator-value”/&gt;</text:p>
      <text:p text:style-name="code">    &lt;/xs:attributeGroup&gt;</text:p>
      <text:p text:style-name="code">    &lt;xs:element name=”sequence”&gt;</text:p>
      <text:p text:style-name="code">        &lt;xs:complexType&gt;</text:p>
      <text:p text:style-name="code">            &lt;xs:sequence&gt;</text:p>
      <text:p text:style-name="code">                &lt;xs:element minOccurs=”0” maxOccurs=”unbounded” ref=”extension”/&gt;</text:p>
      <text:p text:style-name="code">            &lt;/xs:sequence&gt;</text:p>
      <text:p text:style-name="code">            &lt;xs:attributeGroup ref=”attlist.sequence”/&gt;</text:p>
      <text:p text:style-name="code">        &lt;/xs:complexType&gt;</text:p>
      <text:p text:style-name="code">    &lt;/xs:element&gt;</text:p>
      <text:p text:style-name="code">    &lt;xs:attributeGroup name=”attlist.sequence”&gt;</text:p>
      <text:p text:style-name="code">        &lt;xs:attribute name=”name” use=”required”/&gt;</text:p>
      <text:p text:style-name="code">        &lt;xs:attribute name=”datastore-sequence”/&gt;</text:p>
      <text:p text:style-name="code">        &lt;xs:attribute name=”factory-class”/&gt;</text:p>
      <text:p text:style-name="code">        &lt;xs:attribute name=”strategy” use=”required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nontransactional”/&gt;</text:p>
      <text:p text:style-name="code">                    &lt;xs:enumeration value=”contiguous”/&gt;</text:p>
      <text:p text:style-name="code">                    &lt;xs:enumeration value=”noncontiguous”/&gt;</text:p>
      <text:p text:style-name="code">                &lt;/xs:restriction&gt;</text:p>
      <text:p text:style-name="code">            &lt;/xs:simpleType&gt;</text:p>
      <text:p text:style-name="code">        &lt;/xs:attribute&gt;</text:p>
      <text:p text:style-name="code">    &lt;/xs:attributeGroup&gt;</text:p>
      <text:p text:style-name="code">    &lt;xs:element name=”index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the choice of columns, fields or properties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choice&gt;</text:p>
      <text:p text:style-name="code">                    &lt;xs:element minOccurs=”0” maxOccurs=”unbounded” ref=”column”/&gt;</text:p>
      <text:p text:style-name="code">                    &lt;xs:element minOccurs=”0” maxOccurs=”unbounded” ref=”field”/&gt;</text:p>
      <text:p text:style-name="code">                    &lt;xs:element minOccurs=”0” maxOccurs=”unbounded” ref=”property”/&gt;</text:p>
      <text:p text:style-name="code">                &lt;/xs:choice&gt;</text:p>
      <text:p text:style-name="code">            &lt;/xs:choice&gt;</text:p>
      <text:p text:style-name="code">            &lt;xs:attributeGroup ref=”attlist.index”/&gt;</text:p>
      <text:p text:style-name="code">        &lt;/xs:complexType&gt;</text:p>
      <text:p text:style-name="code">    &lt;/xs:element&gt;</text:p>
      <text:p text:style-name="code">    &lt;xs:attributeGroup name=”attlist.index”&gt;</text:p>
      <text:p text:style-name="code">        &lt;xs:attribute name=”name”/&gt;</text:p>
      <text:p text:style-name="code"><text:soft-page-break/>        &lt;xs:attribute name=”table”/&gt;</text:p>
      <text:p text:style-name="code">        &lt;xs:attribute name=”unique” default=”fals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 &lt;/xs:attributeGroup&gt;</text:p>
      <text:p text:style-name="code">    &lt;xs:element name=”query”&gt;</text:p>
      <text:p text:style-name="code">        &lt;xs:complexType mixed=”true”&gt;</text:p>
      <text:p text:style-name="code">            &lt;xs:sequence&gt;</text:p>
      <text:p text:style-name="code">                &lt;xs:element minOccurs=”0” maxOccurs=”unbounded” ref=”extension”/&gt;</text:p>
      <text:p text:style-name="code">            &lt;/xs:sequence&gt;</text:p>
      <text:p text:style-name="code">            &lt;xs:attributeGroup ref=”attlist.query”/&gt;</text:p>
      <text:p text:style-name="code">        &lt;/xs:complexType&gt;</text:p>
      <text:p text:style-name="code">    &lt;/xs:element&gt;</text:p>
      <text:p text:style-name="code">    &lt;xs:attributeGroup name=”attlist.query”&gt;</text:p>
      <text:p text:style-name="code">        &lt;xs:attribute name=”name” use=”required”/&gt;</text:p>
      <text:p text:style-name="code">        &lt;xs:attribute name=”language”/&gt;</text:p>
      <text:p text:style-name="code">        &lt;xs:attribute name=”unmodifiable” default=”fals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uniqu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     &lt;xs:attribute name=”result-class”/&gt;</text:p>
      <text:p text:style-name="code">    &lt;/xs:attributeGroup&gt;</text:p>
      <text:p text:style-name="code">    &lt;xs:element name=”unique”&gt;</text:p>
      <text:p text:style-name="code">        &lt;xs:complexType&gt;</text:p>
      <text:p text:style-name="code">            &lt;xs:choice minOccurs=”0” maxOccurs=”unbounded”&gt;</text:p>
      <text:p text:style-name="code">                &lt;xs:annotation&gt;&lt;xs:documentation&gt;</text:p>
      <text:p text:style-name="code">                    Please note, </text:p>
      <text:p text:style-name="code">                    the following subelements must not occur more than once:</text:p>
      <text:p text:style-name="code">                    - the choice of columns, fields or properties</text:p>
      <text:p text:style-name="code">                &lt;/xs:documentation&gt;&lt;/xs:annotation&gt;</text:p>
      <text:p text:style-name="code">                &lt;xs:element ref=”extension”/&gt;</text:p>
      <text:p text:style-name="code">                &lt;xs:choice&gt;</text:p>
      <text:p text:style-name="code">                    &lt;xs:element minOccurs=”0” maxOccurs=”unbounded” ref=”column”/&gt;</text:p>
      <text:p text:style-name="code">                    &lt;xs:element minOccurs=”0” maxOccurs=”unbounded” ref=”field”/&gt;</text:p>
      <text:p text:style-name="code">                    &lt;xs:element minOccurs=”0” maxOccurs=”unbounded” ref=”property”/&gt;</text:p>
      <text:p text:style-name="code">                &lt;/xs:choice&gt;</text:p>
      <text:p text:style-name="code">            &lt;/xs:choice&gt;</text:p>
      <text:p text:style-name="code"><text:soft-page-break/>            &lt;xs:attributeGroup ref=”attlist.unique”/&gt;</text:p>
      <text:p text:style-name="code">        &lt;/xs:complexType&gt;</text:p>
      <text:p text:style-name="code">    &lt;/xs:element&gt;</text:p>
      <text:p text:style-name="code">    &lt;xs:attributeGroup name=”attlist.unique”&gt;</text:p>
      <text:p text:style-name="code">        &lt;xs:attribute name=”name”/&gt;</text:p>
      <text:p text:style-name="code">        &lt;xs:attribute name=”table”/&gt;</text:p>
      <text:p text:style-name="code">        &lt;xs:attribute name=”deferred” default=”false”&gt;</text:p>
      <text:p text:style-name="code">            &lt;xs:simpleType&gt;</text:p>
      <text:p text:style-name="code">                &lt;xs:restriction base=”xs:token”&gt;</text:p>
      <text:p text:style-name="code">                    &lt;xs:enumeration value=”true”/&gt;</text:p>
      <text:p text:style-name="code">                    &lt;xs:enumeration value=”false”/&gt;</text:p>
      <text:p text:style-name="code">                &lt;/xs:restriction&gt;</text:p>
      <text:p text:style-name="code">            &lt;/xs:simpleType&gt;</text:p>
      <text:p text:style-name="code">        &lt;/xs:attribute&gt;</text:p>
      <text:p text:style-name="code">    &lt;/xs:attributeGroup&gt;</text:p>
      <text:p text:style-name="code">    &lt;xs:element name=”extension”&gt;</text:p>
      <text:p text:style-name="code">        &lt;xs:complexType&gt;</text:p>
      <text:p text:style-name="code">            &lt;xs:complexContent&gt;</text:p>
      <text:p text:style-name="code">                &lt;xs:extension base=”any”&gt;</text:p>
      <text:p text:style-name="code">                    &lt;xs:attributeGroup ref=”attlist.extension”/&gt;</text:p>
      <text:p text:style-name="code">                &lt;/xs:extension&gt;</text:p>
      <text:p text:style-name="code">            &lt;/xs:complexContent&gt;</text:p>
      <text:p text:style-name="code">        &lt;/xs:complexType&gt;</text:p>
      <text:p text:style-name="code">    &lt;/xs:element&gt;</text:p>
      <text:p text:style-name="code">    &lt;xs:attributeGroup name=”attlist.extension”&gt;</text:p>
      <text:p text:style-name="code">        &lt;xs:attribute name=”vendor-name” use=”required”/&gt;</text:p>
      <text:p text:style-name="code">        &lt;xs:attribute name=”key”/&gt;</text:p>
      <text:p text:style-name="code">        &lt;xs:attribute name=”value”/&gt;</text:p>
      <text:p text:style-name="code">    &lt;/xs:attributeGroup&gt;</text:p>
      <text:p text:style-name="code">    &lt;xs:complexType name=”any” mixed=”true”&gt;</text:p>
      <text:p text:style-name="code">        &lt;xs:sequence&gt;</text:p>
      <text:p text:style-name="code">            &lt;xs:any minOccurs=”0” maxOccurs=”unbounded” processContents=”skip”/&gt;</text:p>
      <text:p text:style-name="code">        &lt;/xs:sequence&gt;</text:p>
      <text:p text:style-name="code">    &lt;/xs:complexType&gt;</text:p>
      <text:p text:style-name="code">&lt;/xs:schema&gt;</text:p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pendix" style:family="paragraph" style:default-outline-level="">
      <style:paragraph-properties fo:margin-left="2.54cm" fo:margin-right="0cm" fo:margin-top="0.635cm" fo:margin-bottom="0.423cm" style:line-height-at-least="0.706cm" fo:text-align="center" style:justify-single-word="false" fo:orphans="0" fo:widows="0" fo:text-indent="-2.54cm" style:auto-text-indent="false" fo:break-before="pag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8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7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4</meta:editing-cycles>
    <meta:creation-date>2012-06-24T14:10:55.11</meta:creation-date>
    <meta:editing-duration>PT18M52S</meta:editing-duration>
    <meta:generator>OpenOffice/4.1.6$Unix OpenOffice.org_project/416m1$Build-9790</meta:generator>
    <dc:title>JDO_Chapter</dc:title>
    <dc:date>2021-07-01T20:43:55</dc:date>
    <meta:document-statistic meta:table-count="0" meta:image-count="0" meta:object-count="0" meta:page-count="16" meta:paragraph-count="867" meta:word-count="1614" meta:character-count="34289"/>
    <dc:creator>Michael Bouschen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